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13.185cm"/>
    </style:style>
    <style:style style:name="co4" style:family="table-column">
      <style:table-column-properties fo:break-before="auto" style:column-width="10.938cm"/>
    </style:style>
    <style:style style:name="co5" style:family="table-column">
      <style:table-column-properties fo:break-before="auto" style:column-width="13.989cm"/>
    </style:style>
    <style:style style:name="co6" style:family="table-column">
      <style:table-column-properties fo:break-before="auto" style:column-width="9.855cm"/>
    </style:style>
    <style:style style:name="co7" style:family="table-column">
      <style:table-column-properties fo:break-before="auto" style:column-width="10.299cm"/>
    </style:style>
    <style:style style:name="co8" style:family="table-column">
      <style:table-column-properties fo:break-before="auto" style:column-width="4.249cm"/>
    </style:style>
    <style:style style:name="co9" style:family="table-column">
      <style:table-column-properties fo:break-before="auto" style:column-width="2.752cm"/>
    </style:style>
    <style:style style:name="co10" style:family="table-column">
      <style:table-column-properties fo:break-before="auto" style:column-width="3.833cm"/>
    </style:style>
    <style:style style:name="co11" style:family="table-column">
      <style:table-column-properties fo:break-before="auto" style:column-width="3.639cm"/>
    </style:style>
    <style:style style:name="co12" style:family="table-column">
      <style:table-column-properties fo:break-before="auto" style:column-width="3.362cm"/>
    </style:style>
    <style:style style:name="co13" style:family="table-column">
      <style:table-column-properties fo:break-before="auto" style:column-width="5.526cm"/>
    </style:style>
    <style:style style:name="co14" style:family="table-column">
      <style:table-column-properties fo:break-before="auto" style:column-width="3.944cm"/>
    </style:style>
    <style:style style:name="co15" style:family="table-column">
      <style:table-column-properties fo:break-before="auto" style:column-width="3.72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Experiment Number</text:p>
          </table:table-cell>
          <table:table-cell office:value-type="string">
            <text:p>Description</text:p>
          </table:table-cell>
          <table:table-cell office:value-type="string">
            <text:p>'comp_stat_vals' input</text:p>
          </table:table-cell>
          <table:table-cell office:value-type="string">
            <text:p>'ft_sel_red' arguments</text:p>
          </table:table-cell>
          <table:table-cell office:value-type="string">
            <text:p>'rnn' arguments</text:p>
          </table:table-cell>
          <table:table-cell office:value-type="string">
            <text:p>Results</text:p>
          </table:table-cell>
          <table:table-cell office:value-type="string">
            <text:p>Settings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tat values from NSAA\AD to perform D/HC classification</text:p>
          </table:table-cell>
          <table:table-cell office:value-type="string">
            <text:p>python comp_stat_vals.py NSAA AD all --split_size=1 </text:p>
          </table:table-cell>
          <table:table-cell office:value-type="string">
            <text:p>python ft_sel_red.py NSAA AD all pca --num_features=30 --no_normalize </text:p>
          </table:table-cell>
          <table:table-cell office:value-type="string">
            <text:p>python rnn.py NSAA AD all dhc --seq_len=10</text:p>
          </table:table-cell>
          <table:table-cell office:value-type="string">
            <text:p>Test Accuracy = 92.97%</text:p>
          </table:table-cell>
          <table:table-cell office:value-type="string">
            <text:p>X shape = (742, 10, 30)</text:p>
          </table:table-cell>
          <table:table-cell office:value-type="string">
            <text:p>Y shape = (742,)</text:p>
          </table:table-cell>
          <table:table-cell office:value-type="string">
            <text:p>Test ratio = 0.2</text:p>
          </table:table-cell>
          <table:table-cell office:value-type="string">
            <text:p>Sequence length = 10</text:p>
          </table:table-cell>
          <table:table-cell office:value-type="string">
            <text:p>Features length = 30</text:p>
          </table:table-cell>
          <table:table-cell office:value-type="string">
            <text:p>Num epochs = 30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tat values from NSAA\AD to perform overall NSAA score regression</text:p>
          </table:table-cell>
          <table:table-cell office:value-type="string">
            <text:p>python comp_stat_vals.py NSAA AD all --split_size=1 </text:p>
          </table:table-cell>
          <table:table-cell office:value-type="string">
            <text:p>python ft_sel_red.py NSAA AD all pca --num_features=30 --no_normalize </text:p>
          </table:table-cell>
          <table:table-cell office:value-type="string">
            <text:p>python rnn.py NSAA AD all overall --seq_len=10</text:p>
          </table:table-cell>
          <table:table-cell office:value-type="string">
            <text:p>Mean Squared Error = 28.7121, Mean Absolute Error = 2.9016</text:p>
          </table:table-cell>
          <table:table-cell office:value-type="string">
            <text:p>X shape = (742, 10, 30)</text:p>
          </table:table-cell>
          <table:table-cell office:value-type="string">
            <text:p>Y shape = (742,)</text:p>
          </table:table-cell>
          <table:table-cell office:value-type="string">
            <text:p>Test ratio = 0.2</text:p>
          </table:table-cell>
          <table:table-cell office:value-type="string">
            <text:p>Sequence length = 10</text:p>
          </table:table-cell>
          <table:table-cell office:value-type="string">
            <text:p>Features length = 30</text:p>
          </table:table-cell>
          <table:table-cell office:value-type="string">
            <text:p>Num epochs = 30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aw joint angles from DC to perform D/HC classification</text:p>
          </table:table-cell>
          <table:table-cell office:value-type="string">
            <text:p>python comp_stat_vals.py 6minwalk-matfiles DC all --extract_csv </text:p>
          </table:table-cell>
          <table:table-cell office:value-type="string">
            <text:p>(Not used)</text:p>
          </table:table-cell>
          <table:table-cell office:value-type="string">
            <text:p>python rnn.py direct_csv DC all dhc --seq_len=60</text:p>
          </table:table-cell>
          <table:table-cell office:value-type="string">
            <text:p>Test Accuracy = 99.88%</text:p>
          </table:table-cell>
          <table:table-cell office:value-type="string">
            <text:p>X shape = (8470, 60, 66)</text:p>
          </table:table-cell>
          <table:table-cell office:value-type="string">
            <text:p>Y shape = (8470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6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Raw joint angles from DC to perform overall NSAA score regression</text:p>
          </table:table-cell>
          <table:table-cell office:value-type="string">
            <text:p>python comp_stat_vals.py 6minwalk-matfiles DC all --extract_csv </text:p>
          </table:table-cell>
          <table:table-cell office:value-type="string">
            <text:p>(Not used)</text:p>
          </table:table-cell>
          <table:table-cell office:value-type="string">
            <text:p>python rnn.py direct_csv DC all overall --seq_len=60</text:p>
          </table:table-cell>
          <table:table-cell office:value-type="string">
            <text:p>Mean Squared Error = 0.4762, Mean Absolute Error = 0.4037</text:p>
          </table:table-cell>
          <table:table-cell office:value-type="string">
            <text:p>X shape = (8470, 60, 66)</text:p>
          </table:table-cell>
          <table:table-cell office:value-type="string">
            <text:p>Y shape = (8470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6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Raw joint angles from JA to perform D/HC classification</text:p>
          </table:table-cell>
          <table:table-cell office:value-type="string">
            <text:p>python comp_stat_vals.py 6minwalk-matfiles JA all --extract_csv </text:p>
          </table:table-cell>
          <table:table-cell office:value-type="string">
            <text:p>(Not used)</text:p>
          </table:table-cell>
          <table:table-cell office:value-type="string">
            <text:p>python rnn.py direct_csv JA all dhc --seq_len=60</text:p>
          </table:table-cell>
          <table:table-cell office:value-type="string">
            <text:p>Test Accuracy = 100.0%</text:p>
          </table:table-cell>
          <table:table-cell office:value-type="string">
            <text:p>X shape = (2143, 60, 66)</text:p>
          </table:table-cell>
          <table:table-cell office:value-type="string">
            <text:p>Y shape = (2143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6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Raw joint angles from JA to perform overall NSAA score regression</text:p>
          </table:table-cell>
          <table:table-cell office:value-type="string">
            <text:p>python comp_stat_vals.py 6minwalk-matfiles JA all --extract_csv </text:p>
          </table:table-cell>
          <table:table-cell office:value-type="string">
            <text:p>(Not used)</text:p>
          </table:table-cell>
          <table:table-cell office:value-type="string">
            <text:p>python rnn.py direct_csv JA all overall --seq_len=60</text:p>
          </table:table-cell>
          <table:table-cell office:value-type="string">
            <text:p>Mean Squared Error = 0.1675, Mean Absolute Error = 0.2919</text:p>
          </table:table-cell>
          <table:table-cell office:value-type="string">
            <text:p>X shape = (2143, 60, 66)</text:p>
          </table:table-cell>
          <table:table-cell office:value-type="string">
            <text:p>Y shape = (2143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6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Stat values from 6minwalk-matfiles\AD to perform D/HC classification</text:p>
          </table:table-cell>
          <table:table-cell office:value-type="string">
            <text:p>python comp_stat_vals.py 6minwalk-matfiles AD all --split_size=1 </text:p>
          </table:table-cell>
          <table:table-cell office:value-type="string">
            <text:p>python ft_sel_red.py 6minwalk-matfiles AD all pca --num_features=30 --no_normalize </text:p>
          </table:table-cell>
          <table:table-cell office:value-type="string">
            <text:p>python rnn.py 6minwalk-matfiles AD all dhc --seq_len=10</text:p>
          </table:table-cell>
          <table:table-cell office:value-type="string">
            <text:p>Test Accuracy = 82.81%</text:p>
          </table:table-cell>
          <table:table-cell office:value-type="string">
            <text:p>X shape = (552, 10, 30)</text:p>
          </table:table-cell>
          <table:table-cell office:value-type="string">
            <text:p>Y shape = (552,)</text:p>
          </table:table-cell>
          <table:table-cell office:value-type="string">
            <text:p>Test ratio = 0.2</text:p>
          </table:table-cell>
          <table:table-cell office:value-type="string">
            <text:p>Sequence length = 10</text:p>
          </table:table-cell>
          <table:table-cell office:value-type="string">
            <text:p>Features length = 30</text:p>
          </table:table-cell>
          <table:table-cell office:value-type="string">
            <text:p>Num epochs = 10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Stat values from 6minwalk-matfiles\AD to perform overall NSAA score regression</text:p>
          </table:table-cell>
          <table:table-cell office:value-type="string">
            <text:p>python comp_stat_vals.py 6minwalk-matfiles AD all --split_size=1 </text:p>
          </table:table-cell>
          <table:table-cell office:value-type="string">
            <text:p>python ft_sel_red.py 6minwalk-matfiles AD all pca --num_features=30 --no_normalize </text:p>
          </table:table-cell>
          <table:table-cell office:value-type="string">
            <text:p>python rnn.py 6minwalk-matfiles AD all overall --seq_len=10</text:p>
          </table:table-cell>
          <table:table-cell office:value-type="string">
            <text:p>Mean Squared Error = 29.4065, Mean Absolute Error = 3.56</text:p>
          </table:table-cell>
          <table:table-cell office:value-type="string">
            <text:p>X shape = (552, 10, 30)</text:p>
          </table:table-cell>
          <table:table-cell office:value-type="string">
            <text:p>Y shape = (552,)</text:p>
          </table:table-cell>
          <table:table-cell office:value-type="string">
            <text:p>Test ratio = 0.2</text:p>
          </table:table-cell>
          <table:table-cell office:value-type="string">
            <text:p>Sequence length = 10</text:p>
          </table:table-cell>
          <table:table-cell office:value-type="string">
            <text:p>Features length = 30</text:p>
          </table:table-cell>
          <table:table-cell office:value-type="string">
            <text:p>Num epochs = 30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3/06/2019</text:date>, <text:time>02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06-03T02:31:23.57</dc:date>
    <meta:editing-duration>PT1M8S</meta:editing-duration>
    <meta:editing-cycles>2</meta:editing-cycles>
    <meta:document-statistic meta:table-count="1" meta:cell-count="127" meta:object-count="0"/>
  </office:meta>
</office:document-meta>
</file>